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a1" svg:font-family="Symbola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543cm"/>
      <style:paragraph-properties style:writing-mode="lr-tb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696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5cm" fo:min-width="0.7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5.216cm" fo:min-width="13.3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1cm" fo:min-width="0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16cm" fo:min-width="0.866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3.516cm" fo:min-width="2.466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716cm" fo:min-width="0.9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15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0.966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56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542cm" fo:min-width="0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999999" draw:marker-start-width="0.252cm" draw:marker-end-width="0.252cm" draw:fill="none" draw:textarea-horizontal-align="justify" draw:textarea-vertical-align="middle" draw:auto-grow-height="false" fo:min-height="0.316cm" fo:min-width="1.76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999999" draw:marker-start-width="0.252cm" draw:marker-end-width="0.252cm" draw:fill="none" draw:fill-color="#ffffff" draw:textarea-horizontal-align="left" draw:auto-grow-height="true" draw:auto-grow-width="false" fo:min-height="0.627cm" fo:min-width="0cm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999999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26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616cm" fo:min-width="1.975cm" fo:padding-top="0.142cm" fo:padding-bottom="0.142cm" fo:padding-left="0.267cm" fo:padding-right="0.267cm"/>
    </style:style>
    <style:style style:name="P1" style:family="paragraph">
      <style:paragraph-properties fo:margin-top="0cm" fo:margin-bottom="3.4cm"/>
    </style:style>
    <style:style style:name="P2" style:family="paragraph">
      <loext:graphic-properties draw:fill="none" draw:fill-color="#ffffff"/>
      <style:paragraph-properties fo:margin-top="0cm" fo:margin-bottom="3.4cm"/>
      <style:text-properties style:font-name="Times New Roman"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</style:style>
    <style:style style:name="P5" style:family="paragraph">
      <loext:graphic-properties draw:fill="none" draw:fill-color="#ffffff"/>
      <style:paragraph-properties fo:margin-top="0cm" fo:margin-bottom="0cm" fo:text-align="center"/>
      <style:text-properties style:font-name="Times New Roman"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style:font-name="Times New Roman" fo:font-size="8pt" style:font-size-asian="8pt" style:font-size-complex="8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Symbola1" fo:font-size="8pt" style:font-name-asian="Symbola1" style:font-size-asian="8pt" style:font-name-complex="Symbola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043cm" svg:height="0.564cm" svg:x="0.4cm" svg:y="0.336cm">
          <draw:text-box>
            <text:p text:style-name="P1"><text:span text:style-name="T1">LW</text:span><text:span text:style-name="T1">A </text:span><text:span text:style-name="T1">ant</text:span><text:span text:style-name="T1">enn</text:span><text:span text:style-name="T1">a</text:span></text:p>
          </draw:text-box>
        </draw:frame>
        <draw:g>
          <draw:g>
            <draw:g>
              <draw:line draw:style-name="gr2" draw:text-style-name="P3" draw:layer="layout" svg:x1="0.719cm" svg:y1="1.119cm" svg:x2="1.328cm" svg:y2="1.728cm">
                <text:p/>
              </draw:line>
              <draw:line draw:style-name="gr2" draw:text-style-name="P3" draw:layer="layout" svg:x1="0.79cm" svg:y1="1.454cm" svg:x2="1.054cm" svg:y2="1.19cm">
                <text:p/>
              </draw:line>
              <draw:polygon draw:style-name="gr2" draw:text-style-name="P3" draw:layer="layout" svg:width="0.573cm" svg:height="0.86cm" draw:transform="rotate (-2.35462369386555) translate (1.53112232370027cm 1.5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997cm" svg:y1="2.397cm" svg:x2="1.388cm" svg:y2="1.788cm">
                <text:p/>
              </draw:line>
              <draw:line draw:style-name="gr2" draw:text-style-name="P3" draw:layer="layout" svg:x1="1.662cm" svg:y1="2.326cm" svg:x2="1.926cm" svg:y2="2.062cm">
                <text:p/>
              </draw:line>
              <draw:polygon draw:style-name="gr2" draw:text-style-name="P3" draw:layer="layout" svg:width="0.573cm" svg:height="0.86cm" draw:transform="skewX (-0.00174532925199435) rotate (0.785398163397448) translate (1.18445066485268cm 1.99242703553168cm)" svg:viewBox="0 0 574 861" draw:points="574,861 0,861 288,0">
                <text:p/>
              </draw:polygon>
            </draw:g>
            <draw:line draw:style-name="gr2" draw:text-style-name="P3" draw:layer="layout" svg:x1="1.328cm" svg:y1="1.728cm" svg:x2="1.389cm" svg:y2="1.789cm">
              <text:p/>
            </draw:line>
          </draw:g>
          <draw:g>
            <draw:g>
              <draw:line draw:style-name="gr2" draw:text-style-name="P3" draw:layer="layout" svg:x1="0.719cm" svg:y1="2.397cm" svg:x2="1.328cm" svg:y2="1.788cm">
                <text:p/>
              </draw:line>
              <draw:line draw:style-name="gr2" draw:text-style-name="P3" draw:layer="layout" svg:x1="1.054cm" svg:y1="2.326cm" svg:x2="0.79cm" svg:y2="2.062cm">
                <text:p/>
              </draw:line>
              <draw:polygon draw:style-name="gr2" draw:text-style-name="P3" draw:layer="layout" svg:width="0.573cm" svg:height="0.86cm" draw:transform="rotate (-0.783827367070654) translate (1.12335946298475cm 1.5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997cm" svg:y1="1.119cm" svg:x2="1.388cm" svg:y2="1.728cm">
                <text:p/>
              </draw:line>
              <draw:line draw:style-name="gr2" draw:text-style-name="P3" draw:layer="layout" svg:x1="1.926cm" svg:y1="1.454cm" svg:x2="1.662cm" svg:y2="1.19cm">
                <text:p/>
              </draw:line>
              <draw:polygon draw:style-name="gr2" draw:text-style-name="P3" draw:layer="layout" svg:width="0.573cm" svg:height="0.86cm" draw:transform="skewX (-0.00174532925199435) rotate (2.35619449019234) translate (1.59242703553168cm 1.93154933514732cm)" svg:viewBox="0 0 574 861" draw:points="574,861 0,861 288,0">
                <text:p/>
              </draw:polygon>
            </draw:g>
            <draw:line draw:style-name="gr2" draw:text-style-name="P3" draw:layer="layout" svg:x1="1.328cm" svg:y1="1.789cm" svg:x2="1.389cm" svg:y2="1.728cm">
              <text:p/>
            </draw:line>
          </draw:g>
        </draw:g>
        <draw:line draw:style-name="gr2" draw:text-style-name="P3" draw:layer="layout" svg:x1="1.41cm" svg:y1="1.697cm" svg:x2="2.5cm" svg:y2="1.7cm">
          <text:p/>
        </draw:line>
        <draw:line draw:style-name="gr2" draw:text-style-name="P3" draw:layer="layout" svg:x1="1.41cm" svg:y1="1.81cm" svg:x2="2.5cm" svg:y2="1.8cm">
          <text:p/>
        </draw:line>
        <draw:frame draw:style-name="gr3" draw:text-style-name="P5" draw:layer="layout" svg:width="1.275cm" svg:height="0.877cm" svg:x="2.4cm" svg:y="0.6cm">
          <draw:text-box>
            <text:p text:style-name="P4"><text:span text:style-name="T1">A</text:span><text:span text:style-name="T1">ct</text:span><text:span text:style-name="T1">i</text:span><text:span text:style-name="T1">v</text:span><text:span text:style-name="T1">e</text:span></text:p>
            <text:p text:style-name="P4"><text:span text:style-name="T1">b</text:span><text:span text:style-name="T1">al</text:span><text:span text:style-name="T1">u</text:span><text:span text:style-name="T1">n</text:span></text:p>
          </draw:text-box>
        </draw:frame>
        <draw:g>
          <draw:frame draw:style-name="gr4" draw:text-style-name="P2" draw:layer="layout" svg:width="1.196cm" svg:height="0.564cm" svg:x="2.3cm" svg:y="1.518cm">
            <draw:text-box>
              <text:p text:style-name="P1"><text:span text:style-name="T1">3</text:span><text:span text:style-name="T1">5 </text:span><text:span text:style-name="T1">d</text:span><text:span text:style-name="T1">B</text:span></text:p>
            </draw:text-box>
          </draw:frame>
          <draw:custom-shape draw:style-name="gr5" draw:text-style-name="P3" draw:layer="layout" svg:width="1cm" svg:height="1cm" draw:transform="rotate (-1.5707963267949) translate (3.5cm 1.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31cm" svg:y1="1.7cm" svg:x2="6.3cm" svg:y2="1.7cm">
          <text:p/>
        </draw:line>
        <draw:line draw:style-name="gr2" draw:text-style-name="P3" draw:layer="layout" svg:x1="3.31cm" svg:y1="1.9cm" svg:x2="6.3cm" svg:y2="1.9cm">
          <text:p/>
        </draw:line>
        <draw:g>
          <draw:g>
            <draw:g>
              <draw:line draw:style-name="gr2" draw:text-style-name="P3" draw:layer="layout" svg:x1="0.719cm" svg:y1="3.019cm" svg:x2="1.328cm" svg:y2="3.628cm">
                <text:p/>
              </draw:line>
              <draw:line draw:style-name="gr2" draw:text-style-name="P3" draw:layer="layout" svg:x1="0.79cm" svg:y1="3.354cm" svg:x2="1.054cm" svg:y2="3.09cm">
                <text:p/>
              </draw:line>
              <draw:polygon draw:style-name="gr2" draw:text-style-name="P3" draw:layer="layout" svg:width="0.573cm" svg:height="0.86cm" draw:transform="rotate (-2.35462369386555) translate (1.53112232370027cm 3.42335946298475cm)" svg:viewBox="0 0 574 861" draw:points="0,860 574,861 288,0">
                <text:p/>
              </draw:polygon>
            </draw:g>
            <draw:g>
              <draw:line draw:style-name="gr2" draw:text-style-name="P3" draw:layer="layout" svg:x1="1.997cm" svg:y1="4.297cm" svg:x2="1.388cm" svg:y2="3.688cm">
                <text:p/>
              </draw:line>
              <draw:line draw:style-name="gr2" draw:text-style-name="P3" draw:layer="layout" svg:x1="1.662cm" svg:y1="4.226cm" svg:x2="1.926cm" svg:y2="3.962cm">
                <text:p/>
              </draw:line>
              <draw:polygon draw:style-name="gr2" draw:text-style-name="P3" draw:layer="layout" svg:width="0.573cm" svg:height="0.86cm" draw:transform="skewX (-0.00174532925199435) rotate (0.785398163397448) translate (1.18445066485268cm 3.89242703553168cm)" svg:viewBox="0 0 574 861" draw:points="574,861 0,861 288,0">
                <text:p/>
              </draw:polygon>
            </draw:g>
            <draw:line draw:style-name="gr2" draw:text-style-name="P3" draw:layer="layout" svg:x1="1.328cm" svg:y1="3.628cm" svg:x2="1.389cm" svg:y2="3.689cm">
              <text:p/>
            </draw:line>
          </draw:g>
          <draw:g>
            <draw:g>
              <draw:line draw:style-name="gr2" draw:text-style-name="P3" draw:layer="layout" svg:x1="0.719cm" svg:y1="4.297cm" svg:x2="1.328cm" svg:y2="3.688cm">
                <text:p/>
              </draw:line>
              <draw:line draw:style-name="gr2" draw:text-style-name="P3" draw:layer="layout" svg:x1="1.054cm" svg:y1="4.226cm" svg:x2="0.79cm" svg:y2="3.962cm">
                <text:p/>
              </draw:line>
              <draw:polygon draw:style-name="gr2" draw:text-style-name="P3" draw:layer="layout" svg:width="0.573cm" svg:height="0.86cm" draw:transform="rotate (-0.783827367070654) translate (1.12335946298475cm 3.48487767629973cm)" svg:viewBox="0 0 574 861" draw:points="0,860 574,861 288,0">
                <text:p/>
              </draw:polygon>
            </draw:g>
            <draw:g>
              <draw:line draw:style-name="gr2" draw:text-style-name="P3" draw:layer="layout" svg:x1="1.997cm" svg:y1="3.019cm" svg:x2="1.388cm" svg:y2="3.628cm">
                <text:p/>
              </draw:line>
              <draw:line draw:style-name="gr2" draw:text-style-name="P3" draw:layer="layout" svg:x1="1.926cm" svg:y1="3.354cm" svg:x2="1.662cm" svg:y2="3.09cm">
                <text:p/>
              </draw:line>
              <draw:polygon draw:style-name="gr2" draw:text-style-name="P3" draw:layer="layout" svg:width="0.573cm" svg:height="0.86cm" draw:transform="skewX (-0.00174532925199435) rotate (2.35619449019234) translate (1.59242703553168cm 3.83154933514732cm)" svg:viewBox="0 0 574 861" draw:points="574,861 0,861 288,0">
                <text:p/>
              </draw:polygon>
            </draw:g>
            <draw:line draw:style-name="gr2" draw:text-style-name="P3" draw:layer="layout" svg:x1="1.328cm" svg:y1="3.689cm" svg:x2="1.389cm" svg:y2="3.628cm">
              <text:p/>
            </draw:line>
          </draw:g>
        </draw:g>
        <draw:line draw:style-name="gr2" draw:text-style-name="P3" draw:layer="layout" svg:x1="1.41cm" svg:y1="3.597cm" svg:x2="2.5cm" svg:y2="3.6cm">
          <text:p/>
        </draw:line>
        <draw:line draw:style-name="gr2" draw:text-style-name="P3" draw:layer="layout" svg:x1="1.41cm" svg:y1="3.71cm" svg:x2="2.5cm" svg:y2="3.7cm">
          <text:p/>
        </draw:line>
        <draw:g>
          <draw:frame draw:style-name="gr4" draw:text-style-name="P2" draw:layer="layout" svg:width="1.196cm" svg:height="0.564cm" svg:x="2.3cm" svg:y="3.418cm">
            <draw:text-box>
              <text:p text:style-name="P1"><text:span text:style-name="T1">35 </text:span><text:span text:style-name="T1">d</text:span><text:span text:style-name="T1">B</text:span></text:p>
            </draw:text-box>
          </draw:frame>
          <draw:custom-shape draw:style-name="gr5" draw:text-style-name="P3" draw:layer="layout" svg:width="1cm" svg:height="1cm" draw:transform="rotate (-1.5707963267949) translate (3.5cm 3.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3" draw:layer="layout" svg:x1="3.31cm" svg:y1="3.6cm" svg:x2="3.7cm" svg:y2="3.6cm">
          <text:p/>
        </draw:line>
        <draw:line draw:style-name="gr2" draw:text-style-name="P3" draw:layer="layout" svg:x1="3.31cm" svg:y1="3.8cm" svg:x2="3.9cm" svg:y2="3.8cm">
          <text:p/>
        </draw:line>
        <draw:line draw:style-name="gr2" draw:text-style-name="P3" draw:layer="layout" svg:x1="3.9cm" svg:y1="2.3cm" svg:x2="3.9cm" svg:y2="3.8cm">
          <text:p/>
        </draw:line>
        <draw:line draw:style-name="gr2" draw:text-style-name="P3" draw:layer="layout" svg:x1="3.7cm" svg:y1="2.1cm" svg:x2="3.7cm" svg:y2="3.6cm">
          <text:p/>
        </draw:line>
        <draw:line draw:style-name="gr2" draw:text-style-name="P3" draw:layer="layout" svg:x1="3.71cm" svg:y1="2.11cm" svg:x2="6.3cm" svg:y2="2.1cm">
          <text:p/>
        </draw:line>
        <draw:line draw:style-name="gr2" draw:text-style-name="P3" draw:layer="layout" svg:x1="3.9cm" svg:y1="2.3cm" svg:x2="6.3cm" svg:y2="2.3cm">
          <text:p/>
        </draw:line>
        <draw:frame draw:style-name="gr3" draw:text-style-name="P5" draw:layer="layout" svg:width="2.175cm" svg:height="0.877cm" svg:x="3.8cm" svg:y="2.423cm">
          <draw:text-box>
            <text:p text:style-name="P4"><text:span text:style-name="T1">100-m coax</text:span></text:p>
            <text:p text:style-name="P4"><text:span text:style-name="T1">LMR-400-DB</text:span></text:p>
          </draw:text-box>
        </draw:frame>
        <draw:custom-shape draw:style-name="gr6" draw:text-style-name="P6" draw:layer="layout" svg:width="1cm" svg:height="1cm" svg:x="4.3cm" svg:y="1.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5191.208791208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3" draw:layer="layout" svg:x1="4.6cm" svg:y1="2.5cm" svg:x2="5.3cm" svg:y2="1.5cm">
          <text:p/>
        </draw:line>
        <draw:line draw:style-name="gr2" draw:text-style-name="P3" draw:layer="layout" svg:x1="4.3cm" svg:y1="2.5cm" svg:x2="5cm" svg:y2="1.5cm">
          <text:p/>
        </draw:line>
        <draw:frame draw:style-name="gr7" draw:text-style-name="P5" draw:layer="layout" svg:width="1.5cm" svg:height="0.564cm" svg:x="6.2cm" svg:y="1.736cm">
          <draw:text-box>
            <text:p text:style-name="P4"><text:span text:style-name="T1">B</text:span><text:span text:style-name="T1">ia</text:span><text:span text:style-name="T1">s </text:span><text:span text:style-name="T1">te</text:span><text:span text:style-name="T1">e</text:span></text:p>
          </draw:text-box>
        </draw:frame>
        <draw:custom-shape draw:style-name="gr8" draw:text-style-name="P3" draw:layer="layout" svg:width="1.2cm" svg:height="0.8cm" svg:x="6.3cm" svg:y="1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1cm" svg:height="0.877cm" svg:x="5.9cm" svg:y="0.723cm">
          <draw:text-box>
            <text:p text:style-name="P4"><text:span text:style-name="T1">ZFB</text:span><text:span text:style-name="T1">T-</text:span><text:span text:style-name="T1">4R2</text:span><text:span text:style-name="T1">GW-</text:span><text:span text:style-name="T1">FT+</text:span></text:p>
          </draw:text-box>
        </draw:frame>
        <draw:custom-shape draw:style-name="gr9" draw:text-style-name="P3" draw:layer="layout" svg:width="13.9cm" svg:height="5.5cm" svg:x="5.9cm" svg:y="0.1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2" draw:layer="layout" svg:width="1.196cm" svg:height="0.564cm" svg:x="8.1cm" svg:y="1.718cm">
            <draw:text-box>
              <text:p text:style-name="P1"><text:span text:style-name="T1">20 dB</text:span></text:p>
            </draw:text-box>
          </draw:frame>
          <draw:custom-shape draw:style-name="gr5" draw:text-style-name="P3" draw:layer="layout" svg:width="1cm" svg:height="1cm" draw:transform="rotate (-1.5707963267949) translate (9.3cm 1.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5" draw:layer="layout" svg:width="1cm" svg:height="0.611cm" svg:x="9.3cm" svg:y="0.1cm">
          <draw:text-box>
            <text:p text:style-name="P4"><text:span text:style-name="T2">⨉</text:span><text:span text:style-name="T1">4</text:span></text:p>
          </draw:text-box>
        </draw:frame>
        <draw:line draw:style-name="gr2" draw:text-style-name="P3" draw:layer="layout" svg:x1="7.5cm" svg:y1="1.7cm" svg:x2="8.3cm" svg:y2="1.7cm">
          <text:p/>
        </draw:line>
        <draw:line draw:style-name="gr2" draw:text-style-name="P3" draw:layer="layout" svg:x1="7.5cm" svg:y1="1.9cm" svg:x2="8.3cm" svg:y2="1.9cm">
          <text:p/>
        </draw:line>
        <draw:line draw:style-name="gr2" draw:text-style-name="P3" draw:layer="layout" svg:x1="7.5cm" svg:y1="2.1cm" svg:x2="8.3cm" svg:y2="2.1cm">
          <text:p/>
        </draw:line>
        <draw:line draw:style-name="gr2" draw:text-style-name="P3" draw:layer="layout" svg:x1="7.5cm" svg:y1="2.3cm" svg:x2="8.3cm" svg:y2="2.3cm">
          <text:p/>
        </draw:line>
        <draw:frame draw:style-name="gr7" draw:text-style-name="P5" draw:layer="layout" svg:width="2cm" svg:height="0.564cm" svg:x="7.9cm" svg:y="0.936cm">
          <draw:text-box>
            <text:p text:style-name="P4"><text:span text:style-name="T1">Z</text:span><text:span text:style-name="T1">X</text:span><text:span text:style-name="T1">6</text:span><text:span text:style-name="T1">0-</text:span><text:span text:style-name="T1">V</text:span><text:span text:style-name="T1">6</text:span><text:span text:style-name="T1">3</text:span><text:span text:style-name="T1">+</text:span></text:p>
          </draw:text-box>
        </draw:frame>
        <draw:line draw:style-name="gr2" draw:text-style-name="P3" draw:layer="layout" svg:x1="8.7cm" svg:y1="1.7cm" svg:x2="10cm" svg:y2="1.7cm">
          <text:p/>
        </draw:line>
        <draw:line draw:style-name="gr2" draw:text-style-name="P3" draw:layer="layout" svg:x1="9.1cm" svg:y1="1.9cm" svg:x2="10cm" svg:y2="1.9cm">
          <text:p/>
        </draw:line>
        <draw:line draw:style-name="gr2" draw:text-style-name="P3" draw:layer="layout" svg:x1="9.1cm" svg:y1="2.1cm" svg:x2="10cm" svg:y2="2.1cm">
          <text:p/>
        </draw:line>
        <draw:line draw:style-name="gr2" draw:text-style-name="P3" draw:layer="layout" svg:x1="8.7cm" svg:y1="2.3cm" svg:x2="10cm" svg:y2="2.3cm">
          <text:p/>
        </draw:line>
        <draw:custom-shape draw:style-name="gr11" draw:text-style-name="P3" draw:layer="layout" svg:width="1.4cm" svg:height="1.1cm" svg:x="10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2cm" svg:height="0.564cm" svg:x="9.667cm" svg:y="0.936cm">
          <draw:text-box>
            <text:p text:style-name="P4"><text:span text:style-name="T1">ZFHP-1R2-</text:span><text:span text:style-name="T1">S+</text:span></text:p>
          </draw:text-box>
        </draw:frame>
        <draw:frame draw:style-name="gr7" draw:text-style-name="P5" draw:layer="layout" svg:width="1.7cm" svg:height="0.564cm" svg:x="9.9cm" svg:y="2.1cm">
          <draw:text-box>
            <text:p text:style-name="P4"><text:span text:style-name="T1">&gt;1.2 </text:span><text:span text:style-name="T1">MHz</text:span></text:p>
          </draw:text-box>
        </draw:frame>
        <draw:g>
          <draw:path draw:style-name="gr2" draw:text-style-name="P3" draw:layer="layout" svg:width="0.282cm" svg:height="0.281cm" draw:transform="rotate (0.783652834145454) translate (10.299999544402cm 1.711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9cm 1.911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0.299999544402cm 2.0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0.9cm 2.2502cm)" svg:viewBox="0 0 283 283" svg:d="M283 0c-283 0-283 283-283 283">
            <text:p/>
          </draw:path>
        </draw:g>
        <draw:line draw:style-name="gr2" draw:text-style-name="P3" draw:layer="layout" svg:x1="10.6cm" svg:y1="2.2cm" svg:x2="10.8cm" svg:y2="1.9cm">
          <text:p/>
        </draw:line>
        <draw:custom-shape draw:style-name="gr11" draw:text-style-name="P3" draw:layer="layout" svg:width="1.4cm" svg:height="1.1cm" svg:x="11.9cm" svg:y="1.5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33cm" svg:height="0.564cm" svg:x="11.867cm" svg:y="0.936cm">
          <draw:text-box>
            <text:p text:style-name="P4"><text:span text:style-name="T1">S</text:span><text:span text:style-name="T1">L</text:span><text:span text:style-name="T1">P</text:span><text:span text:style-name="T1">-</text:span><text:span text:style-name="T1">9</text:span><text:span text:style-name="T1">0</text:span><text:span text:style-name="T1">+</text:span></text:p>
          </draw:text-box>
        </draw:frame>
        <draw:frame draw:style-name="gr7" draw:text-style-name="P5" draw:layer="layout" svg:width="1.7cm" svg:height="0.564cm" svg:x="11.8cm" svg:y="2.1cm">
          <draw:text-box>
            <text:p text:style-name="P4"><text:span text:style-name="T1">&lt;81 MHz</text:span></text:p>
          </draw:text-box>
        </draw:frame>
        <draw:g>
          <draw:path draw:style-name="gr2" draw:text-style-name="P3" draw:layer="layout" svg:width="0.282cm" svg:height="0.281cm" draw:transform="rotate (0.783652834145454) translate (12.199999544402cm 1.75019954280886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8cm 1.9502cm)" svg:viewBox="0 0 283 283" svg:d="M283 0c-283 0-283 283-283 283">
            <text:p/>
          </draw:path>
        </draw:g>
        <draw:g>
          <draw:path draw:style-name="gr2" draw:text-style-name="P3" draw:layer="layout" svg:width="0.282cm" svg:height="0.281cm" draw:transform="rotate (0.783652834145454) translate (12.199999544402cm 2.05019954280885cm)" svg:viewBox="0 0 283 282" svg:d="M0 0c283 0 283 282 283 282">
            <text:p/>
          </draw:path>
          <draw:path draw:style-name="gr2" draw:text-style-name="P3" draw:layer="layout" svg:width="0.282cm" svg:height="0.282cm" draw:transform="rotate (2.35619449019234) translate (12.8cm 2.2502cm)" svg:viewBox="0 0 283 283" svg:d="M283 0c-283 0-283 283-283 283">
            <text:p/>
          </draw:path>
        </draw:g>
        <draw:line draw:style-name="gr2" draw:text-style-name="P3" draw:layer="layout" svg:x1="12.5cm" svg:y1="1.9cm" svg:x2="12.7cm" svg:y2="1.6cm">
          <text:p/>
        </draw:line>
        <draw:line draw:style-name="gr2" draw:text-style-name="P3" draw:layer="layout" svg:x1="11.4cm" svg:y1="1.7cm" svg:x2="11.9cm" svg:y2="1.7cm">
          <text:p/>
        </draw:line>
        <draw:line draw:style-name="gr2" draw:text-style-name="P3" draw:layer="layout" svg:x1="11.4cm" svg:y1="1.9cm" svg:x2="11.9cm" svg:y2="1.9cm">
          <text:p/>
        </draw:line>
        <draw:line draw:style-name="gr2" draw:text-style-name="P3" draw:layer="layout" svg:x1="11.4cm" svg:y1="2.1cm" svg:x2="11.9cm" svg:y2="2.1cm">
          <text:p/>
        </draw:line>
        <draw:line draw:style-name="gr2" draw:text-style-name="P3" draw:layer="layout" svg:x1="11.4cm" svg:y1="2.3cm" svg:x2="11.9cm" svg:y2="2.3cm">
          <text:p/>
        </draw:line>
        <draw:custom-shape draw:style-name="gr12" draw:text-style-name="P3" draw:layer="layout" svg:width="3cm" svg:height="3.8cm" svg:x="14.1cm" svg:y="0.9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0.564cm" svg:x="14.5cm" svg:y="0.836cm">
          <draw:text-box>
            <text:p text:style-name="P4"><text:span text:style-name="T1">SNAP </text:span><text:span text:style-name="T1">board</text:span></text:p>
          </draw:text-box>
        </draw:frame>
        <draw:polygon draw:style-name="gr2" draw:text-style-name="P3" draw:layer="layout" svg:width="0.599cm" svg:height="0.899cm" draw:transform="rotate (1.5707963267949) translate (14.1cm 2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.1cm 2.8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.1cm 3.6cm)" svg:viewBox="0 0 600 900" draw:points="600,900 0,900 0,300 300,0 600,300">
          <text:p/>
        </draw:polygon>
        <draw:polygon draw:style-name="gr2" draw:text-style-name="P3" draw:layer="layout" svg:width="0.599cm" svg:height="0.899cm" draw:transform="rotate (1.5707963267949) translate (14.1cm 4.4cm)" svg:viewBox="0 0 600 900" draw:points="600,900 0,900 0,300 300,0 600,300">
          <text:p/>
        </draw:polygon>
        <draw:frame draw:style-name="gr7" draw:text-style-name="P5" draw:layer="layout" svg:width="1.1cm" svg:height="0.564cm" svg:x="14.1cm" svg:y="1.436cm">
          <draw:text-box>
            <text:p text:style-name="P4"><text:span text:style-name="T1">AD</text:span><text:span text:style-name="T1">C</text:span></text:p>
          </draw:text-box>
        </draw:frame>
        <draw:line draw:style-name="gr2" draw:text-style-name="P3" draw:layer="layout" svg:x1="13.3cm" svg:y1="1.7cm" svg:x2="14.1cm" svg:y2="1.7cm">
          <text:p/>
        </draw:line>
        <draw:line draw:style-name="gr2" draw:text-style-name="P3" draw:layer="layout" svg:x1="13.3cm" svg:y1="1.9cm" svg:x2="13.9cm" svg:y2="1.9cm">
          <text:p/>
        </draw:line>
        <draw:line draw:style-name="gr2" draw:text-style-name="P3" draw:layer="layout" svg:x1="13.3cm" svg:y1="2.1cm" svg:x2="13.7cm" svg:y2="2.1cm">
          <text:p/>
        </draw:line>
        <draw:line draw:style-name="gr2" draw:text-style-name="P3" draw:layer="layout" svg:x1="13.3cm" svg:y1="2.3cm" svg:x2="13.5cm" svg:y2="2.3cm">
          <text:p/>
        </draw:line>
        <draw:line draw:style-name="gr2" draw:text-style-name="P3" draw:layer="layout" svg:x1="13.9cm" svg:y1="2.5cm" svg:x2="13.9cm" svg:y2="1.9cm">
          <text:p/>
        </draw:line>
        <draw:line draw:style-name="gr2" draw:text-style-name="P3" draw:layer="layout" svg:x1="13.9cm" svg:y1="2.5cm" svg:x2="14.1cm" svg:y2="2.5cm">
          <text:p/>
        </draw:line>
        <draw:line draw:style-name="gr2" draw:text-style-name="P3" draw:layer="layout" svg:x1="13.7cm" svg:y1="3.3cm" svg:x2="13.7cm" svg:y2="2.1cm">
          <text:p/>
        </draw:line>
        <draw:line draw:style-name="gr2" draw:text-style-name="P3" draw:layer="layout" svg:x1="13.7cm" svg:y1="3.3cm" svg:x2="14.1cm" svg:y2="3.3cm">
          <text:p/>
        </draw:line>
        <draw:line draw:style-name="gr2" draw:text-style-name="P3" draw:layer="layout" svg:x1="13.5cm" svg:y1="4.1cm" svg:x2="14.1cm" svg:y2="4.1cm">
          <text:p/>
        </draw:line>
        <draw:line draw:style-name="gr2" draw:text-style-name="P3" draw:layer="layout" svg:x1="13.5cm" svg:y1="4.1cm" svg:x2="13.5cm" svg:y2="2.3cm">
          <text:p/>
        </draw:line>
        <draw:frame draw:style-name="gr7" draw:text-style-name="P5" draw:layer="layout" svg:width="1.1cm" svg:height="0.564cm" svg:x="14.1cm" svg:y="2.2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frame draw:style-name="gr7" draw:text-style-name="P5" draw:layer="layout" svg:width="1.1cm" svg:height="0.564cm" svg:x="14.1cm" svg:y="3.0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frame draw:style-name="gr7" draw:text-style-name="P5" draw:layer="layout" svg:width="1.1cm" svg:height="0.564cm" svg:x="14.1cm" svg:y="3.836cm">
          <draw:text-box>
            <text:p text:style-name="P4"><text:span text:style-name="T1">A</text:span><text:span text:style-name="T1">D</text:span><text:span text:style-name="T1">C</text:span></text:p>
          </draw:text-box>
        </draw:frame>
        <draw:custom-shape draw:style-name="gr13" draw:text-style-name="P3" draw:layer="layout" svg:width="1.5cm" svg:height="3cm" svg:x="15.3cm" svg:y="1.4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cm" svg:height="1.529cm" svg:x="15.2cm" svg:y="2.271cm">
          <draw:text-box>
            <text:p text:style-name="P4"><text:span text:style-name="T1">FP</text:span><text:span text:style-name="T1">G</text:span><text:span text:style-name="T1">A</text:span></text:p>
            <text:p text:style-name="P4"><text:span text:style-name="T1"/></text:p>
            <text:p text:style-name="P4"><text:span text:style-name="T1">4-</text:span><text:span text:style-name="T1">in</text:span><text:span text:style-name="T1">pu</text:span><text:span text:style-name="T1">t </text:span><text:span text:style-name="T1">cr</text:span><text:span text:style-name="T1">os</text:span><text:span text:style-name="T1">s-</text:span><text:span text:style-name="T1">co</text:span><text:span text:style-name="T1">rr.</text:span></text:p>
          </draw:text-box>
        </draw:frame>
        <draw:line draw:style-name="gr2" draw:text-style-name="P3" draw:layer="layout" svg:x1="15cm" svg:y1="1.7cm" svg:x2="15.3cm" svg:y2="1.7cm">
          <text:p/>
        </draw:line>
        <draw:line draw:style-name="gr2" draw:text-style-name="P3" draw:layer="layout" svg:x1="15cm" svg:y1="2.5cm" svg:x2="15.3cm" svg:y2="2.5cm">
          <text:p/>
        </draw:line>
        <draw:line draw:style-name="gr2" draw:text-style-name="P3" draw:layer="layout" svg:x1="15cm" svg:y1="3.3cm" svg:x2="15.3cm" svg:y2="3.3cm">
          <text:p/>
        </draw:line>
        <draw:line draw:style-name="gr2" draw:text-style-name="P3" draw:layer="layout" svg:x1="15cm" svg:y1="4.1cm" svg:x2="15.3cm" svg:y2="4.1cm">
          <text:p/>
        </draw:line>
        <draw:custom-shape draw:style-name="gr15" draw:text-style-name="P3" draw:layer="layout" svg:width="1.5cm" svg:height="0.9cm" svg:x="17.5cm" svg:y="1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cm" svg:height="0.877cm" svg:x="17.4cm" svg:y="1.923cm">
          <draw:text-box>
            <text:p text:style-name="P4"><text:span text:style-name="T1">Ras</text:span><text:span text:style-name="T1">pber</text:span><text:span text:style-name="T1">ry </text:span><text:span text:style-name="T1">Pi</text:span></text:p>
          </draw:text-box>
        </draw:frame>
        <draw:custom-shape draw:style-name="gr16" draw:text-style-name="P3" draw:layer="layout" svg:width="1cm" svg:height="0.7cm" svg:x="17.5cm" svg:y="0.9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1.1cm" svg:height="0.6cm" svg:x="17.5cm" svg:y="1cm">
          <draw:text-box>
            <text:p text:style-name="P4"><text:span text:style-name="T1">GP</text:span><text:span text:style-name="T1">S</text:span></text:p>
          </draw:text-box>
        </draw:frame>
        <draw:custom-shape draw:style-name="gr18" draw:text-style-name="P3" draw:layer="layout" svg:width="2.1cm" svg:height="0.9cm" svg:x="11.2cm" svg:y="3.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3cm" svg:height="0.877cm" svg:x="11.1cm" svg:y="3.923cm">
          <draw:text-box>
            <text:p text:style-name="P4"><text:span text:style-name="T1">V</text:span><text:span text:style-name="T1">a</text:span><text:span text:style-name="T1">l</text:span><text:span text:style-name="T1">o</text:span><text:span text:style-name="T1">n </text:span><text:span text:style-name="T1">5</text:span><text:span text:style-name="T1">0</text:span><text:span text:style-name="T1">0</text:span><text:span text:style-name="T1">7</text:span></text:p>
            <text:p text:style-name="P4"><text:span text:style-name="T1">2</text:span><text:span text:style-name="T1">5</text:span><text:span text:style-name="T1">0 </text:span><text:span text:style-name="T1">M</text:span><text:span text:style-name="T1">H</text:span><text:span text:style-name="T1">z </text:span><text:span text:style-name="T1">c</text:span><text:span text:style-name="T1">l</text:span><text:span text:style-name="T1">o</text:span><text:span text:style-name="T1">c</text:span><text:span text:style-name="T1">k</text:span></text:p>
          </draw:text-box>
        </draw:frame>
        <draw:line draw:style-name="gr2" draw:text-style-name="P3" draw:layer="layout" svg:x1="17.1cm" svg:y1="2.3cm" svg:x2="17.5cm" svg:y2="2.3cm">
          <text:p/>
        </draw:line>
        <draw:line draw:style-name="gr2" draw:text-style-name="P3" draw:layer="layout" svg:x1="18cm" svg:y1="1.9cm" svg:x2="18cm" svg:y2="1.6cm">
          <text:p/>
        </draw:line>
        <draw:line draw:style-name="gr2" draw:text-style-name="P3" draw:layer="layout" svg:x1="13.3cm" svg:y1="4.4cm" svg:x2="14.1cm" svg:y2="4.4cm">
          <text:p/>
        </draw:line>
        <draw:custom-shape draw:style-name="gr19" draw:text-style-name="P3" draw:layer="layout" svg:width="0.3cm" svg:height="7.2cm" draw:transform="rotate (-1.5707963267949) translate (13.4cm 0.6cm)">
          <text:p/>
          <draw:enhanced-geometry svg:viewBox="0 0 21600 21600" draw:glue-points="21600 0 0 10800 21600 21600" draw:text-areas="13800 ?f9 21600 ?f10" draw:type="left-brace" draw:modifiers="1800 10822.49687543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5" draw:layer="layout" svg:width="2.5cm" svg:height="0.564cm" svg:x="3.118cm" svg:y="5.007cm">
          <draw:text-box>
            <text:p text:style-name="P4"><text:span text:style-name="T1">12</text:span><text:span text:style-name="T1">V </text:span><text:span text:style-name="T1">bat</text:span><text:span text:style-name="T1">ter</text:span><text:span text:style-name="T1">y </text:span><text:span text:style-name="T1">ba</text:span><text:span text:style-name="T1">nk</text:span></text:p>
          </draw:text-box>
        </draw:frame>
        <draw:custom-shape draw:style-name="gr20" draw:text-style-name="P3" draw:layer="layout" svg:width="2.3cm" svg:height="0.6cm" svg:x="3.218cm" svg:y="5.007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.7cm" svg:height="0.911cm" svg:x="17.5cm" svg:y="3.489cm">
          <draw:text-box>
            <text:p text:style-name="P4"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t</text:span><text:span text:style-name="T1">e</text:span><text:span text:style-name="T1">d </text:span><text:span text:style-name="T1">1</text:span><text:span text:style-name="T1">2 </text:span><text:span text:style-name="T1">V</text:span><text:span text:style-name="T1">D</text:span><text:span text:style-name="T1">C</text:span></text:p>
          </draw:text-box>
        </draw:frame>
        <draw:frame draw:style-name="gr21" draw:text-style-name="P5" draw:layer="layout" svg:width="1.7cm" svg:height="0.911cm" svg:x="6.1cm" svg:y="3.889cm">
          <draw:text-box>
            <text:p text:style-name="P4"><text:span text:style-name="T1">Re</text:span><text:span text:style-name="T1">gu</text:span><text:span text:style-name="T1">lat</text:span><text:span text:style-name="T1">ed </text:span><text:span text:style-name="T1">16 </text:span><text:span text:style-name="T1">V</text:span><text:span text:style-name="T1">D</text:span><text:span text:style-name="T1">C</text:span></text:p>
          </draw:text-box>
        </draw:frame>
        <draw:frame draw:style-name="gr21" draw:text-style-name="P5" draw:layer="layout" svg:width="1.7cm" svg:height="0.911cm" svg:x="8cm" svg:y="3.889cm">
          <draw:text-box>
            <text:p text:style-name="P4"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t</text:span><text:span text:style-name="T1">e</text:span><text:span text:style-name="T1">d</text:span><text:span text:style-name="T1"> </text:span><text:span text:style-name="T1">5</text:span><text:span text:style-name="T1"> </text:span><text:span text:style-name="T1">V</text:span><text:span text:style-name="T1">D</text:span><text:span text:style-name="T1">C</text:span></text:p>
          </draw:text-box>
        </draw:frame>
        <draw:line draw:style-name="gr22" draw:text-style-name="P3" draw:layer="layout" svg:x1="5.518cm" svg:y1="5.307cm" svg:x2="18.318cm" svg:y2="5.307cm">
          <text:p/>
        </draw:line>
        <draw:line draw:style-name="gr23" draw:text-style-name="P3" draw:layer="layout" svg:x1="18.318cm" svg:y1="5.307cm" svg:x2="18.3cm" svg:y2="4.4cm">
          <text:p/>
        </draw:line>
        <draw:line draw:style-name="gr23" draw:text-style-name="P3" draw:layer="layout" svg:x1="17.5cm" svg:y1="3.9cm" svg:x2="17.1cm" svg:y2="3.9cm">
          <text:p/>
        </draw:line>
        <draw:line draw:style-name="gr2" draw:text-style-name="P3" draw:layer="layout" svg:x1="9.7cm" svg:y1="4.4cm" svg:x2="11.2cm" svg:y2="4.4cm">
          <text:p/>
        </draw:line>
        <draw:line draw:style-name="gr23" draw:text-style-name="P3" draw:layer="layout" svg:x1="6.9cm" svg:y1="3.9cm" svg:x2="6.9cm" svg:y2="2.4cm">
          <text:p/>
        </draw:line>
        <draw:line draw:style-name="gr23" draw:text-style-name="P3" draw:layer="layout" svg:x1="8.5cm" svg:y1="3.9cm" svg:x2="8.5cm" svg:y2="2.4cm">
          <text:p/>
        </draw:line>
        <draw:line draw:style-name="gr23" draw:text-style-name="P3" draw:layer="layout" svg:x1="6.918cm" svg:y1="5.307cm" svg:x2="6.9cm" svg:y2="4.8cm">
          <text:p/>
        </draw:line>
        <draw:line draw:style-name="gr23" draw:text-style-name="P3" draw:layer="layout" svg:x1="8.518cm" svg:y1="5.307cm" svg:x2="8.5cm" svg:y2="4.8cm">
          <text:p/>
        </draw:line>
        <draw:line draw:style-name="gr22" draw:text-style-name="P3" draw:layer="layout" svg:x1="0.291cm" svg:y1="5.6cm" svg:x2="0.991cm" svg:y2="5.6cm">
          <text:p/>
        </draw:line>
        <draw:line draw:style-name="gr24" draw:text-style-name="P3" draw:layer="layout" svg:x1="0.291cm" svg:y1="5.3cm" svg:x2="0.991cm" svg:y2="5.3cm">
          <text:p/>
        </draw:line>
        <draw:frame draw:style-name="gr25" draw:text-style-name="P8" draw:layer="layout" svg:width="1.809cm" svg:height="0.9cm" svg:x="0.891cm" svg:y="5cm">
          <draw:text-box>
            <text:p text:style-name="P7"><text:span text:style-name="T1">Signal/data</text:span></text:p>
            <text:p text:style-name="P7"><text:span text:style-name="T1">Power</text:span></text:p>
          </draw:text-box>
        </draw:frame>
        <draw:custom-shape draw:style-name="gr26" draw:text-style-name="P3" draw:layer="layout" svg:width="2.509cm" svg:height="0.9cm" svg:x="0.091cm" svg:y="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a1" svg:font-family="Symbola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a" svg:font-family="Symbo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. Chiang</meta:initial-creator>
    <meta:creation-date>2020-03-31T09:27:54.852439544</meta:creation-date>
    <dc:date>2020-06-09T15:46:13.479301158</dc:date>
    <dc:creator>H. Chiang</dc:creator>
    <meta:editing-duration>PT6H11M59S</meta:editing-duration>
    <meta:editing-cycles>26</meta:editing-cycles>
    <meta:generator>LibreOffice/6.4.3.2$Linux_X86_64 LibreOffice_project/40$Build-2</meta:generator>
    <meta:document-statistic meta:object-count="160"/>
  </office:meta>
</office:document-meta>
</file>